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dde8cb" draw:fill="solid" draw:fill-color="#dde8cb" draw:textarea-vertical-align="middle" draw:auto-grow-height="false" fo:min-height="6.137cm" fo:min-width="26.035cm" loext:decorative="false"/>
    </style:style>
    <style:style style:name="gr2" style:family="graphic" style:parent-style-name="standard">
      <style:graphic-properties draw:stroke="solid" svg:stroke-color="#fff5ce" draw:fill="solid" draw:fill-color="#fff5ce" draw:textarea-vertical-align="middle" draw:auto-grow-height="false" fo:min-height="3.069cm" fo:min-width="26.035cm" loext:decorative="false"/>
    </style:style>
    <style:style style:name="gr3" style:family="graphic" style:parent-style-name="standard">
      <style:graphic-properties draw:stroke="solid" svg:stroke-color="#ffd8ce" draw:fill="solid" draw:fill-color="#ffd8ce" draw:textarea-vertical-align="middle" draw:auto-grow-height="false" fo:min-height="6.139cm" fo:min-width="26.035cm" loext:decorative="false"/>
    </style:style>
    <style:style style:name="gr4" style:family="graphic" style:parent-style-name="standard">
      <style:graphic-properties svg:stroke-width="0.051cm" svg:stroke-color="#00a933" draw:marker-start-width="0.279cm" draw:marker-end-width="0.279cm" draw:fill="solid" draw:fill-color="#81d41a" draw:textarea-vertical-align="middle" draw:auto-grow-height="false" fo:min-height="0.657cm" fo:min-width="0.657cm" fo:padding-top="0.025cm" fo:padding-bottom="0.025cm" fo:padding-left="0.025cm" fo:padding-right="0.02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e8a202" draw:marker-start-width="0.279cm" draw:marker-end-width="0.279cm" draw:fill="solid" draw:fill-color="#ffde59" draw:textarea-vertical-align="middle" draw:auto-grow-height="false" fo:min-height="0.657cm" fo:min-width="0.657cm" fo:padding-top="0.025cm" fo:padding-bottom="0.025cm" fo:padding-left="0.025cm" fo:padding-right="0.02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f10d0c" draw:marker-start-width="0.279cm" draw:marker-end-width="0.279cm" draw:fill="solid" draw:fill-color="#ffa6a6" draw:textarea-vertical-align="middle" draw:auto-grow-height="false" fo:min-height="0.657cm" fo:min-width="0.657cm" fo:padding-top="0.025cm" fo:padding-bottom="0.025cm" fo:padding-left="0.025cm" fo:padding-right="0.025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ffffff" draw:fill="solid" draw:fill-color="#ffffff" draw:auto-grow-height="false" fo:min-height="1.27cm" fo:min-width="12.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ffffff" draw:fill="solid" draw:fill-color="#ffffff" draw:auto-grow-height="false" fo:min-height="1.27cm" fo:min-width="12.699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draw:fill="solid" draw:fill-color="#ffffff" draw:auto-grow-height="false" fo:min-height="19.05cm" fo:min-width="0.682cm" loext:decorative="false"/>
    </style:style>
    <style:style style:name="gr10" style:family="graphic" style:parent-style-name="standard">
      <style:graphic-properties draw:stroke="none" draw:fill="solid" draw:fill-color="#ffa6a6" draw:auto-grow-height="false" fo:min-height="16.114cm" fo:min-width="0.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ffffff" draw:fill="solid" draw:fill-color="#ffffff" draw:auto-grow-height="false" fo:min-height="0.635cm" fo:min-width="6.079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ffffff" draw:fill="solid" draw:fill-color="#ffffff" draw:auto-grow-height="false" fo:min-height="0.635cm" fo:min-width="6.079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ffffff" draw:fill="solid" draw:fill-color="#ffffff" draw:auto-grow-height="false" fo:min-height="0.635cm" fo:min-width="6.07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ffffff" draw:fill="solid" draw:fill-color="#ffffff" draw:auto-grow-height="false" fo:min-height="0.635cm" fo:min-width="6.079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b3cac7" draw:auto-grow-height="false" fo:min-height="17.37cm" fo:min-width="0.56cm" loext:decorative="false"/>
    </style:style>
    <style:style style:name="gr16" style:family="graphic" style:parent-style-name="standard">
      <style:graphic-properties draw:stroke="none" svg:stroke-color="#be480a" draw:fill="solid" draw:fill-color="#be480a" draw:auto-grow-height="false" fo:min-height="0.231cm" fo:min-width="0.233cm" loext:decorative="false"/>
    </style:style>
    <style:style style:name="gr17" style:family="graphic" style:parent-style-name="standard" style:list-style-name="L1">
      <style:graphic-properties draw:stroke="none" svg:stroke-color="#ffffff" draw:fill="solid" draw:fill-color="#ffffff" draw:auto-grow-height="false" fo:min-height="0.635cm" fo:min-width="6.079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ffffff" draw:fill="solid" draw:fill-color="#ffffff" draw:auto-grow-height="false" fo:min-height="0.635cm" fo:min-width="6.079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ffffff" draw:fill="solid" draw:fill-color="#ffffff" draw:auto-grow-height="false" fo:min-height="0.635cm" fo:min-width="6.079cm" style:writing-mode="lr-tb" loext:decorative="false"/>
      <style:paragraph-properties style:writing-mode="lr-tb"/>
    </style:style>
    <style:style style:name="P1" style:family="paragraph">
      <loext:graphic-properties draw:fill="solid" draw:fill-color="#dde8cb"/>
      <style:paragraph-properties fo:text-align="center"/>
    </style:style>
    <style:style style:name="P2" style:family="paragraph">
      <loext:graphic-properties draw:fill="solid" draw:fill-color="#fff5ce"/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81d41a"/>
      <style:paragraph-properties fo:text-align="center" style:writing-mode="lr-tb"/>
    </style:style>
    <style:style style:name="P5" style:family="paragraph">
      <loext:graphic-properties draw:fill="solid" draw:fill-color="#ffde59"/>
      <style:paragraph-properties fo:text-align="center" style:writing-mode="lr-tb"/>
    </style:style>
    <style:style style:name="P6" style:family="paragraph">
      <loext:graphic-properties draw:fill="solid" draw:fill-color="#ffa6a6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b3cac7"/>
      <style:paragraph-properties fo:text-align="center"/>
    </style:style>
    <style:style style:name="P11" style:family="paragraph">
      <loext:graphic-properties draw:fill="solid" draw:fill-color="#be480a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dde8cb" loext:opacity="100%" fo:font-weight="bold" style:font-weight-asian="bold" style:font-weight-complex="bold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dde8cb" loext:opacity="100%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fff5ce" loext:opacity="100%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5ce" loext:opacity="100%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ffd8ce" loext:opacity="100%" fo:font-weight="bold" style:font-weight-asian="bold" style:font-weight-complex="bold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d8ce" loext:opacity="100%" fo:font-weight="bold" style:font-weight-asian="bold" style:font-weight-complex="bold"/>
    </style:style>
    <style:style style:name="T1" style:family="text">
      <style:text-properties style:font-name="Ubuntu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2" style:family="text">
      <style:text-properties fo:color="#dde8cb" loext:opacity="100%" style:font-name="Ubuntu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3" style:family="text">
      <style:text-properties fo:color="#fff5ce" loext:opacity="100%" style:font-name="Ubuntu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ffd8ce" loext:opacity="100%" style:font-name="Ubuntu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6.137cm" svg:x="1.317cm" svg:y="14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035cm" svg:height="3.069cm" svg:x="1.316cm" svg:y="11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035cm" svg:height="3.069cm" svg:x="1.317cm" svg:y="8.4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035cm" svg:height="6.139cm" svg:x="1.317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.633cm" svg:y="19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2.222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2.586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2.7cm" svg:height="1.27cm" svg:x="1.316cm" svg:y="1cm">
          <text:p text:style-name="P7"><text:span text:style-name="T1">згори-донизу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2.699cm" svg:height="1.27cm" svg:x="14.651cm" svg:y="1cm">
          <text:p text:style-name="P7"><text:span text:style-name="T1">знизу-догори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82cm" svg:height="19.05cm" svg:x="13.969cm" svg:y="1.9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999cm" svg:height="18.415cm" svg:x="7.031cm" svg:y="2.27cm">
          <text:p/>
          <draw:enhanced-geometry svg:viewBox="0 0 21600 21600" draw:text-areas="?f0 0 ?f2 ?f5" draw:type="down-arrow" draw:modifiers="19410.2085143354 47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1" draw:text-style-name="P8" draw:layer="layout" svg:width="6.079cm" svg:height="0.635cm" svg:x="1.269cm" svg:y="20.685cm">
          <text:p text:style-name="P7"><text:span text:style-name="T1">до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79cm" svg:height="0.635cm" svg:x="7.89cm" svg:y="20.685cm">
          <text:p text:style-name="P7"><text:span text:style-name="T1">після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6.079cm" svg:height="0.635cm" svg:x="14.652cm" svg:y="20.685cm">
          <text:p text:style-name="P7"><text:span text:style-name="T1">до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079cm" svg:height="0.635cm" svg:x="21.273cm" svg:y="20.685cm">
          <text:p text:style-name="P7"><text:span text:style-name="T1">після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999cm" svg:height="18.415cm" draw:transform="rotate (-3.14159265358979) translate (21.382cm 20.66cm)">
          <text:p/>
          <draw:enhanced-geometry svg:viewBox="0 0 21600 21600" draw:text-areas="?f0 0 ?f2 ?f5" draw:type="down-arrow" draw:modifiers="19410.2085143354 47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4" draw:text-style-name="P4" draw:layer="layout" svg:width="0.999cm" svg:height="0.999cm" svg:x="4.444cm" svg:y="1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2.5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4.808cm" svg:y="15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1.951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3.221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4.491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5.443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3.492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5.079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9.161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9.525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11.383cm" svg:y="1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8.89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0.16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1.43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2.38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10.431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12.018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15.286cm" svg:y="19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5.875cm" svg:y="1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16.239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18.097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16.239cm" svg:y="1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18.461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15.604cm" svg:y="1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6.874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8.144cm" svg:y="1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9.096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17.145cm" svg:y="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99cm" svg:height="0.999cm" svg:x="18.732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21.907cm" svg:y="19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24.71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22.86cm" svg:y="1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25.082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999cm" svg:height="0.999cm" svg:x="22.225cm" svg:y="1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23.49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797cm" svg:height="1.795cm" draw:transform="rotate (0.785747229247847) translate (11.254cm 6.55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7.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1" draw:layer="layout" svg:width="1.797cm" svg:height="1.795cm" draw:transform="rotate (0.785747229247847) translate (9.657cm 4.31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7.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1" draw:layer="layout" svg:width="1.797cm" svg:height="1.795cm" draw:transform="rotate (0.785747229247847) translate (21.143cm 19.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7.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5" draw:layer="layout" svg:width="0.999cm" svg:height="0.999cm" svg:x="8.104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8.813cm" svg:y="8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1.125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2.435cm" svg:y="10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10.625cm" svg:y="8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999cm" svg:height="0.999cm" svg:x="7.937cm" svg:y="13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797cm" svg:height="1.795cm" draw:transform="rotate (0.785747229247847) translate (24.304cm 16.44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7.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1" draw:layer="layout" svg:width="1.797cm" svg:height="1.795cm" draw:transform="rotate (0.785747229247847) translate (21.463cm 15.81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7.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3" draw:layer="layout" svg:width="6.079cm" svg:height="0.635cm" draw:transform="rotate (1.5707963267949) translate (0.48cm 20.685cm)">
          <text:p text:style-name="P12"><text:span text:style-name="T2">продуцент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079cm" svg:height="0.635cm" draw:transform="rotate (1.5707963267949) translate (0.403cm 14.606cm)">
          <text:p text:style-name="P14"><text:span text:style-name="T3">травоїд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6.079cm" svg:height="0.635cm" draw:transform="rotate (1.5707963267949) translate (0.403cm 8.302cm)">
          <text:p text:style-name="P16"><text:span text:style-name="T4">хижак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eksii Dubovyk</meta:initial-creator>
    <meta:creation-date>2025-09-28T19:47:04.210646606</meta:creation-date>
    <dc:date>2025-12-23T09:17:22.827040340</dc:date>
    <dc:creator>Oleksii Dubovyk</dc:creator>
    <meta:editing-duration>PT1H9M17S</meta:editing-duration>
    <meta:editing-cycles>16</meta:editing-cycles>
    <meta:generator>LibreOffice/25.8.0.4$Linux_X86_64 LibreOffice_project/48f00303701489684e67c38c28aff00cd5929e67</meta:generator>
    <meta:document-statistic meta:object-count="66"/>
  </office:meta>
</office:document-meta>
</file>